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6e96" officeooo:paragraph-rsid="000e6e96"/>
    </style:style>
    <style:style style:name="P2" style:family="paragraph" style:parent-style-name="Text_20_body">
      <style:text-properties officeooo:rsid="000e6e96" officeooo:paragraph-rsid="000e6e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ecause the EEG wave bands represent a power spectrum, their values will vary exponentially, meaning the lower-frequency bands (such as delta and theta) will be exponentially larger values than the higher-frequency bands (alpha and beta). For analysis purposes, note the comparison warning above. For display purposes, if you would like to remove the exponential gaps between the bands to make them appear closer to each other, you could display the logarithm of each value, instead of the exponential values themselves.</text:p>
      <text:p text:style-name="P1"/>
      <text:p text:style-name="P2">Delta: 1-3Hz<text:line-break/>Theta: 4-7Hz<text:line-break/>Alpha1: 8-9Hz<text:line-break/>Alpha2: 10-12Hz<text:line-break/>Beta1: 13-17Hz<text:line-break/>Beta2: 18-30Hz<text:line-break/>Gamma1: 31-40Hz<text:line-break/>Gamma2: 41-50Hz</text:p>
      <text:p text:style-name="P1"/>
      <text:p text:style-name="P1"/>
      <text:p text:style-name="P1">1|starting luminosity|20141223T113800America/Toronto(2,356,-18000,0,1419352680)</text:p>
      <text:p text:style-name="P1">2|done game|20141223T113938America/Toronto(2,356,-18000,0,1419352778)</text:p>
      <text:p text:style-name="P1">3|not paying attention|20141223T115008America/Toronto(2,356,-18000,0,1419353408)</text:p>
      <text:p text:style-name="P1">4|starting game|20141223T115049America/Toronto(2,356,-18000,0,1419353449)</text:p>
      <text:p text:style-name="P1">5|done game|20141223T115243America/Toronto(2,356,-18000,0,1419353563)</text:p>
      <text:p text:style-name="P1">6|watch coursera|20141223T115355America/Toronto(2,356,-18000,0,1419353635)</text:p>
      <text:p text:style-name="P1">7|distraction|20141223T115637America/Toronto(2,356,-18000,0,1419353797)</text:p>
      <text:p text:style-name="P1">8|watching again|20141223T115709America/Toronto(2,356,-18000,0,1419353829)</text:p>
      <text:p text:style-name="P1">9|done watching|20141223T120020America/Toronto(2,356,-18000,0,1419354020)</text:p>
      <text:p text:style-name="P1">10|Yusra attention|20141223T121323America/Toronto(2,356,-18000,0,1419354803)</text:p>
      <text:p text:style-name="P1">11|Yusra done|20141223T121517America/Toronto(2,356,-18000,0,1419354917)</text:p>
      <text:p text:style-name="P1">12|Yusra distracted|20141223T121610America/Toronto(2,356,-18000,0,1419354970)</text:p>
      <text:p text:style-name="P1">13|yusra tetris|20141223T121645America/Toronto(2,356,-18000,0,1419355005)</text:p>
      <text:p text:style-name="P1">14|Yusra done tetris|20141223T121910America/Toronto(2,356,-18000,0,1419355150)</text:p>
      <text:p text:style-name="P1">15|yusra reading txtbook|20141223T121951America/Toronto(2,356,-18000,0,1419355191)</text:p>
      <text:p text:style-name="P1">16|done reading|20141223T122133America/Toronto(2,356,-18000,0,141935529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2:48:56.483993666</meta:creation-date>
    <dc:date>2015-01-02T21:28:42.032460060</dc:date>
    <meta:editing-duration>PT7H9M24S</meta:editing-duration>
    <meta:editing-cycles>1</meta:editing-cycles>
    <meta:document-statistic meta:table-count="0" meta:image-count="0" meta:object-count="0" meta:page-count="1" meta:paragraph-count="18" meta:word-count="130" meta:character-count="1845" meta:non-whitespace-character-count="1717"/>
    <meta:generator>LibreOffice/4.2.7.2$Linux_X86_64 LibreOffice_project/420m0$Build-2</meta:generator>
  </office:meta>
</office:document-meta>
</file>